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quier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<text:span text:style-name="T1">quiere</text:span>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iere</text:span>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ier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quer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r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quer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quer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quer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r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i</text:span>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</text:span>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</text:span>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qui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quis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quis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is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is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is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quer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r</text:span>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r</text:span>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r</text:span>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r</text:span>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pan text:style-name="T1">querr</text:span>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4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querri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erri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errias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querr</text:span>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querr</text:span>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querr</text:span>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qu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qu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e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er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quis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quis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3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quis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quis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quis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quis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quis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s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s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s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s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quie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ier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5"/>
        </table:table-row>
        <table:table-row table:style-name="ro1" table:number-rows-repeated="104848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25:10.041152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2:18:16.941012995</dc:date>
    <meta:editing-duration>PT43M9S</meta:editing-duration>
    <meta:editing-cycles>8</meta:editing-cycles>
    <meta:generator>LibreOffice/6.0.7.3$Linux_X86_64 LibreOffice_project/00m0$Build-3</meta:generator>
    <meta:document-statistic meta:table-count="1" meta:cell-count="428" meta:object-count="0"/>
  </office:meta>
</office:document-meta>
</file>